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1bc235" officeooo:paragraph-rsid="001bc235"/>
    </style:style>
    <style:style style:name="P2" style:family="paragraph" style:parent-style-name="Text_20_body">
      <style:text-properties officeooo:rsid="00136be5" officeooo:paragraph-rsid="00136be5"/>
    </style:style>
    <style:style style:name="P3" style:family="paragraph" style:parent-style-name="Text_20_body">
      <style:text-properties fo:font-weight="bold" officeooo:rsid="001ae186" officeooo:paragraph-rsid="001ae186" style:font-weight-asian="bold" style:font-weight-complex="bold"/>
    </style:style>
    <style:style style:name="P4" style:family="paragraph" style:parent-style-name="Text_20_body">
      <style:text-properties fo:font-weight="bold" officeooo:rsid="00136be5" officeooo:paragraph-rsid="00136be5" style:font-weight-asian="bold" style:font-weight-complex="bold"/>
    </style:style>
    <style:style style:name="P5" style:family="paragraph" style:parent-style-name="Text_20_body" style:list-style-name="L2">
      <style:text-properties officeooo:rsid="00136be5" officeooo:paragraph-rsid="00234a80"/>
    </style:style>
    <style:style style:name="P6" style:family="paragraph" style:parent-style-name="Text_20_body">
      <style:text-properties fo:font-weight="bold" officeooo:rsid="0036866d" officeooo:paragraph-rsid="0036866d" style:font-weight-asian="bold" style:font-weight-complex="bold"/>
    </style:style>
    <style:style style:name="P7" style:family="paragraph" style:parent-style-name="Text_20_body">
      <style:text-properties fo:font-weight="bold" officeooo:rsid="00136be5" officeooo:paragraph-rsid="0036a515" style:font-weight-asian="bold" style:font-weight-complex="bold"/>
    </style:style>
    <style:style style:name="P8" style:family="paragraph" style:parent-style-name="Text_20_body">
      <style:text-properties fo:font-weight="bold" officeooo:rsid="00136be5" officeooo:paragraph-rsid="00455671" style:font-weight-asian="bold" style:font-weight-complex="bold"/>
    </style:style>
    <style:style style:name="P9" style:family="paragraph" style:parent-style-name="Text_20_body" style:list-style-name="L3">
      <style:text-properties fo:font-weight="normal" officeooo:rsid="0033ece9" officeooo:paragraph-rsid="002fd003" style:font-weight-asian="normal" style:font-weight-complex="normal"/>
    </style:style>
    <style:style style:name="P10" style:family="paragraph" style:parent-style-name="Text_20_body" style:list-style-name="L1">
      <style:paragraph-properties fo:margin-top="0in" fo:margin-bottom="0in" loext:contextual-spacing="false"/>
      <style:text-properties officeooo:rsid="00357275" officeooo:paragraph-rsid="00357275"/>
    </style:style>
    <style:style style:name="P11" style:family="paragraph" style:parent-style-name="Text_20_body" style:list-style-name="L4">
      <style:paragraph-properties fo:margin-top="0in" fo:margin-bottom="0in" loext:contextual-spacing="false"/>
      <style:text-properties officeooo:rsid="0036866d" officeooo:paragraph-rsid="0036866d"/>
    </style:style>
    <style:style style:name="P12" style:family="paragraph" style:parent-style-name="Text_20_body" style:list-style-name="L1">
      <style:paragraph-properties fo:margin-top="0in" fo:margin-bottom="0in" loext:contextual-spacing="false"/>
      <style:text-properties officeooo:rsid="0036a515" officeooo:paragraph-rsid="0036a515"/>
    </style:style>
    <style:style style:name="P13" style:family="paragraph" style:parent-style-name="Text_20_body" style:list-style-name="L1">
      <style:paragraph-properties fo:margin-top="0in" fo:margin-bottom="0in" loext:contextual-spacing="false"/>
      <style:text-properties officeooo:paragraph-rsid="0036a515"/>
    </style:style>
    <style:style style:name="P14" style:family="paragraph" style:parent-style-name="Text_20_body" style:list-style-name="L1">
      <style:paragraph-properties fo:margin-top="0in" fo:margin-bottom="0in" loext:contextual-spacing="false"/>
      <style:text-properties fo:font-weight="normal" officeooo:rsid="003a3b0c" officeooo:paragraph-rsid="003a3b0c" style:font-weight-asian="normal" style:font-weight-complex="normal"/>
    </style:style>
    <style:style style:name="P15" style:family="paragraph" style:parent-style-name="Text_20_body" style:list-style-name="L1">
      <style:paragraph-properties fo:margin-top="0in" fo:margin-bottom="0in" loext:contextual-spacing="false"/>
      <style:text-properties fo:font-weight="normal" officeooo:rsid="003ad4f3" officeooo:paragraph-rsid="003ad4f3" style:font-weight-asian="normal" style:font-weight-complex="normal"/>
    </style:style>
    <style:style style:name="P16" style:family="paragraph" style:parent-style-name="Text_20_body" style:list-style-name="L1">
      <style:paragraph-properties fo:margin-top="0in" fo:margin-bottom="0in" loext:contextual-spacing="false"/>
      <style:text-properties fo:font-weight="normal" officeooo:rsid="003ad4f3" officeooo:paragraph-rsid="003e40ba" style:font-weight-asian="normal" style:font-weight-complex="normal"/>
    </style:style>
    <style:style style:name="P17" style:family="paragraph" style:parent-style-name="Text_20_body" style:list-style-name="L1">
      <style:paragraph-properties fo:margin-top="0in" fo:margin-bottom="0in" loext:contextual-spacing="false"/>
      <style:text-properties fo:font-weight="normal" officeooo:rsid="00437a67" officeooo:paragraph-rsid="00437a67" style:font-weight-asian="normal" style:font-weight-complex="normal"/>
    </style:style>
    <style:style style:name="P18" style:family="paragraph" style:parent-style-name="Text_20_body" style:list-style-name="L1">
      <style:paragraph-properties fo:margin-top="0in" fo:margin-bottom="0in" loext:contextual-spacing="false"/>
      <style:text-properties fo:font-weight="normal" officeooo:rsid="0043d0a2" officeooo:paragraph-rsid="0043d0a2" style:font-weight-asian="normal" style:font-weight-complex="normal"/>
    </style:style>
    <style:style style:name="P19" style:family="paragraph" style:parent-style-name="Text_20_body" style:list-style-name="L1">
      <style:paragraph-properties fo:margin-top="0in" fo:margin-bottom="0in" loext:contextual-spacing="false"/>
      <style:text-properties fo:font-weight="normal" officeooo:rsid="00455671" officeooo:paragraph-rsid="00455671" style:font-weight-asian="normal" style:font-weight-complex="normal"/>
    </style:style>
    <style:style style:name="P20" style:family="paragraph" style:parent-style-name="Text_20_body">
      <style:paragraph-properties fo:margin-top="0in" fo:margin-bottom="0in" loext:contextual-spacing="false"/>
      <style:text-properties fo:font-weight="normal" officeooo:rsid="00455671" officeooo:paragraph-rsid="00455671" style:font-weight-asian="normal" style:font-weight-complex="normal"/>
    </style:style>
    <style:style style:name="P21" style:family="paragraph" style:parent-style-name="Title">
      <style:text-properties officeooo:rsid="00357275" officeooo:paragraph-rsid="00357275"/>
    </style:style>
    <style:style style:name="P22" style:family="paragraph" style:parent-style-name="Standard">
      <style:text-properties fo:color="#333333" style:font-name="Liberation Serif" fo:font-size="12pt" officeooo:rsid="0036a515" officeooo:paragraph-rsid="0036a515" style:font-size-asian="12pt" style:font-size-complex="12pt"/>
    </style:style>
    <style:style style:name="P23" style:family="paragraph" style:parent-style-name="Standard">
      <style:text-properties fo:color="#333333" style:font-name="Liberation Serif" fo:font-size="12pt" officeooo:rsid="003e40ba" officeooo:paragraph-rsid="003e40ba" style:font-size-asian="12pt" style:font-size-complex="12pt"/>
    </style:style>
    <style:style style:name="P24" style:family="paragraph" style:parent-style-name="Standard">
      <style:text-properties fo:color="#333333" style:font-name="Liberation Serif" fo:font-size="12pt" officeooo:rsid="0041797d" officeooo:paragraph-rsid="0041797d" style:font-size-asian="12pt" style:font-size-complex="12pt"/>
    </style:style>
    <style:style style:name="T1" style:family="text">
      <style:text-properties officeooo:rsid="001e2713"/>
    </style:style>
    <style:style style:name="T2" style:family="text">
      <style:text-properties officeooo:rsid="00357275"/>
    </style:style>
    <style:style style:name="T3" style:family="text">
      <style:text-properties officeooo:rsid="0036866d"/>
    </style:style>
    <style:style style:name="T4" style:family="text">
      <style:text-properties officeooo:rsid="0036a515"/>
    </style:style>
    <style:style style:name="T5" style:family="text">
      <style:text-properties officeooo:rsid="003c93ef"/>
    </style:style>
    <style:style style:name="T6" style:family="text">
      <style:text-properties fo:font-weight="bold" officeooo:rsid="003c93ef" style:font-weight-asian="bold" style:font-weight-complex="bold"/>
    </style:style>
    <style:style style:name="T7" style:family="text">
      <style:text-properties officeooo:rsid="003e40ba"/>
    </style:style>
    <style:style style:name="T8" style:family="text">
      <style:text-properties officeooo:rsid="003fc8fe"/>
    </style:style>
    <style:style style:name="T9" style:family="text">
      <style:text-properties officeooo:rsid="0045567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LAMP-virtualserver</text:p>
      <text:p text:style-name="P2">Harjoituksen tavoitteen<text:span text:style-name="T1">a</text:span> <text:span text:style-name="T2">käyttää valmista Linux-Apache-MySQL-Python -serveriä VmWare playerillä. Asennus toimii host-quest idealla. Jos quest halutaan näyväksi lähiverkkoon – niin tarvitaan kotiverkko, jossa ip-avaruus nävissä tai tietoliikennelabran testiverkko. (Normaali TTY:n atkluokan verkko ei päästä käyttäjiä läpi)</text:span></text:p>
      <text:p text:style-name="P4">Tavoite <text:span text:style-name="T4">1</text:span>:</text:p>
      <text:list xml:id="list7593365086787998574" text:style-name="L1">
        <text:list-item>
          <text:p text:style-name="P10">Ladataan bitnami -palvelusta lamp-serveri-image.</text:p>
          <text:list>
            <text:list-item>
              <text:p text:style-name="P12">https://bitnami.com/stack/lamp/virtual-machine</text:p>
            </text:list-item>
          </text:list>
        </text:list-item>
        <text:list-item>
          <text:p text:style-name="P10">Käynnistetään VmWarella ladattu image.</text:p>
          <text:list>
            <text:list-item>
              <text:p text:style-name="P10">Kirjaudutaan bitnami-bitnami yhdistelmällä lamp-serverille.</text:p>
            </text:list-item>
            <text:list-item>
              <text:p text:style-name="P10"><text:span text:style-name="T3">i</text:span>fconfig antaa meille ip-osoitteen</text:p>
            </text:list-item>
          </text:list>
        </text:list-item>
        <text:list-item>
          <text:p text:style-name="P10">Testataan yhteyttä</text:p>
          <text:list>
            <text:list-item>
              <text:p text:style-name="P10">Ota yhteys Host -koneen selaimella edellä saatuun ip:hen</text:p>
            </text:list-item>
          </text:list>
        </text:list-item>
        <text:list-item>
          <text:p text:style-name="P10">Tehdään tarvittavat modifikaatiot. Tietoturva serverillä asetuksia täytyy keventää, jotta yhteydet toimivat.</text:p>
          <text:list>
            <text:list-item>
              <text:p text:style-name="P13"><text:span text:style-name="T4">Avautuvasta “Congratulations”- sivusta valitaan </text:span><text:a xlink:type="simple" xlink:href="https://docs.bitnami.com/virtual-machine/components/phpmyadmin/?utm_source=bitnami&amp;utm_medium=virtualmachine&amp;utm_campaign=Virtual%2BMachine" text:style-name="Internet_20_link" text:visited-style-name="Visited_20_Internet_20_Link">Access phpMyAdmin</text:a></text:p>
            </text:list-item>
            <text:list-item>
              <text:p text:style-name="P12">Lue dokumentaatio läpi</text:p>
            </text:list-item>
            <text:list-item>
              <text:p text:style-name="P12">Tee muutokset tiedostoon <text:s/>/opt/bitnami/apps/phpmyadmin/conf/httpd-app.conf </text:p>
            </text:list-item>
          </text:list>
        </text:list-item>
        <text:list-item>
          <text:p text:style-name="P12">Tutustu MySQL-palvelimen toimintaa phpmyadmin softan avulla</text:p>
        </text:list-item>
      </text:list>
      <text:list xml:id="list978932426891516084" text:style-name="L2">
        <text:list-header>
          <text:p text:style-name="P5"/>
        </text:list-header>
      </text:list>
      <text:p text:style-name="P7">Tavoite <text:span text:style-name="T4">2</text:span>:</text:p>
      <text:list xml:id="list185942541405814" text:continue-list="list7593365086787998574" text:style-name="L1">
        <text:list-item>
          <text:p text:style-name="P12">Testataan MySQL-palvelimen toimintaa Javalla</text:p>
          <text:list>
            <text:list-item>
              <text:p text:style-name="P14">Luo tietokanta “javatesti”</text:p>
            </text:list-item>
            <text:list-item>
              <text:p text:style-name="P14">Luo käyttäjä “testaaja”</text:p>
            </text:list-item>
            <text:list-item>
              <text:p text:style-name="P14"><text:span text:style-name="T7">V</text:span>alitse käyttäjä ja avaa databases välilehti – Anna testaajalle käyttöoikeudet javatesti tietokantaan. “check all” -on hyvä vaihtoehto oikeuksille</text:p>
            </text:list-item>
          </text:list>
        </text:list-item>
        <text:list-item>
          <text:p text:style-name="P15">Muutama tietoturva-asia:</text:p>
          <text:list>
            <text:list-item>
              <text:p text:style-name="P15">sudo ufw allow 3306 <text:s text:c="3"/>avaa LAMP-serverin portin MySQL:ään</text:p>
            </text:list-item>
            <text:list-item>
              <text:p text:style-name="P15"><text:span text:style-name="T5">MySQL – User accounts – Login Information – Host name: </text:span><text:span text:style-name="T6">Any host</text:span><text:span text:style-name="T5">, eli </text:span>testaaja -käyttäjälle täytyy antaa oikeudet loggautua mistä vaan.</text:p>
            </text:list-item>
            <text:list-item>
              <text:p text:style-name="P16">/<text:span text:style-name="T7">opt/bitnami/mysql/my.cnf <text:s/>tiedostosta täytyy kommentoida rivi <text:s/>#bind-address=127.0.0.1 <text:s/>jotta MySQL:ään saataisiin yhteys ulkopuoleltakin ( lisätietoa: </text:span><text:a xlink:type="simple" xlink:href="https://docs.bitnami.com/bch/components/mysql/" text:style-name="Internet_20_link" text:visited-style-name="Visited_20_Internet_20_Link"><text:span text:style-name="T7">https://docs.bitnami.com/bch/components/mysql/</text:span></text:a><text:span text:style-name="T7">)</text:span></text:p>
            </text:list-item>
          </text:list>
        </text:list-item>
        <text:list-item>
          <text:p text:style-name="P17">Java koodi testaukseen</text:p>
          <text:list>
            <text:list-item>
              <text:p text:style-name="P18"><text:a xlink:type="simple" xlink:href="https://github.com/miksa007/Embedded_with_LAMP" text:style-name="Internet_20_link" text:visited-style-name="Visited_20_Internet_20_Link">https://github.com/miksa007/Embedded_with_LAMP</text:a></text:p>
            </text:list-item>
            <text:list-item>
              <text:p text:style-name="P18">tietokanta.java</text:p>
            </text:list-item>
            <text:list-item>
              <text:p text:style-name="P18"><text:soft-page-break/>koodi rakentaa kannan kunhan main metodin rivejä otetaan käyttöön</text:p>
            </text:list-item>
          </text:list>
        </text:list-item>
      </text:list>
      <text:p text:style-name="P8"/>
      <text:p text:style-name="P8">Tavoite <text:span text:style-name="T9">3</text:span>:</text:p>
      <text:list xml:id="list185942902437662" text:continue-numbering="true" text:style-name="L1">
        <text:list-item>
          <text:p text:style-name="P19">Tehdään Raspberry Pi:hin python koodi, joka lähettää lämpötilan, kellonajan, mm tietokantaan.</text:p>
        </text:list-item>
        <text:list-item>
          <text:p text:style-name="P19">Saa toteuttaa…</text:p>
        </text:list-item>
      </text:list>
      <text:p text:style-name="P20"/>
      <text:p text:style-name="P6">Huomioita:</text:p>
      <text:list xml:id="list6224527513719099529" text:style-name="L4">
        <text:list-item>
          <text:p text:style-name="P11">Salasanat kannattaa kirjoittaa heti ylös(LAMP-serverin ja MySQL:n tunnukset)</text:p>
        </text:list-item>
        <text:list-item>
          <text:p text:style-name="P11">VmWare asetus: Network – Bridge ( NAT ei kelpaa)</text:p>
        </text:list-item>
        <text:list-item>
          <text:p text:style-name="P11"/>
        </text:list-item>
      </text:list>
      <text:list xml:id="list8372398500274142757" text:style-name="L3">
        <text:list-header>
          <text:p text:style-name="P9"/>
        </text:list-header>
      </text:list>
      <text:p text:style-name="P3">Oheismateriaali</text:p>
      <text:p text:style-name="P22"><text:a xlink:type="simple" xlink:href="https://bitnami.com/stacks" text:style-name="Internet_20_link" text:visited-style-name="Visited_20_Internet_20_Link">https://bitnami.com/stacks</text:a></text:p>
      <text:p text:style-name="P22"><text:a xlink:type="simple" xlink:href="https://bitnami.com/stack/lamp/virtual-machine" text:style-name="Internet_20_link" text:visited-style-name="Visited_20_Internet_20_Link">https://bitnami.com/stack/lamp/virtual-machine</text:a></text:p>
      <text:p text:style-name="P23"><text:a xlink:type="simple" xlink:href="https://docs.bitnami.com/bch/components/mysql/" text:style-name="Internet_20_link" text:visited-style-name="Visited_20_Internet_20_Link">https://docs.bitnami.com/bch/components/mysql/</text:a></text:p>
      <text:p text:style-name="P24"><text:a xlink:type="simple" xlink:href="https://help.ubuntu.com/community/UFW" text:style-name="Internet_20_link" text:visited-style-name="Visited_20_Internet_20_Link">https://help.ubuntu.com/community/UFW</text:a></text:p>
      <text:p text:style-name="P24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bc235" officeooo:paragraph-rsid="001bc235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a xlink:type="simple" xlink:href="mailto:Mika.saari@tut.fi" text:style-name="Internet_20_link" text:visited-style-name="Visited_20_Internet_20_Link">Mika.saari@tut.fi</text:a><text:tab/><text:tab/><text:date style:data-style-name="N37" text:date-value="2016-11-28T14:10:52.388066682" text:fixed="true">11/28/16</text: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a Saari</meta:initial-creator>
    <meta:creation-date>2014-11-19T11:43:27.487282280</meta:creation-date>
    <dc:date>2016-11-28T18:59:41.325458140</dc:date>
    <meta:editing-duration>PT5H15M27S</meta:editing-duration>
    <meta:editing-cycles>35</meta:editing-cycles>
    <meta:generator>LibreOffice/5.2.3.1$Linux_X86_64 LibreOffice_project/20m0$Build-1</meta:generator>
    <meta:print-date>2015-01-16T08:45:15.004000000</meta:print-date>
    <meta:document-statistic meta:table-count="0" meta:image-count="0" meta:object-count="0" meta:page-count="2" meta:paragraph-count="43" meta:word-count="249" meta:character-count="2270" meta:non-whitespace-character-count="2077"/>
  </office:meta>
</office:document-meta>
</file>